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2.5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48pt" fo:font-weight="normal" style:font-size-asian="48pt" style:font-weight-asian="normal" style:font-size-complex="48pt" style:font-weight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6.5cm" svg:height="16.5cm" svg:x="2.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3cm" svg:y="5.5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1" draw:layer="layout" svg:width="2cm" svg:height="1.5cm" svg:x="3cm" svg:y="19.5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1" draw:layer="layout" svg:width="2cm" svg:height="1.5cm" svg:x="16.5cm" svg:y="5.5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2" draw:text-style-name="P1" draw:layer="layout" svg:width="2cm" svg:height="1.5cm" svg:x="16.5cm" svg:y="19.5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3" draw:text-style-name="P1" draw:layer="layout" svg:width="4cm" svg:height="11.5cm" svg:x="8.5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5cm" svg:x="2.5cm" svg:y="22.75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frame draw:style-name="gr4" draw:text-style-name="P2" draw:layer="layout" svg:width="4.5cm" svg:height="1.75cm" svg:x="6cm" svg:y="22.75cm">
          <draw:text-box>
            <text:p text:style-name="P2"><text:span text:style-name="T1">Kinect</text:span></text:p>
          </draw:text-box>
        </draw:frame>
        <draw:line draw:style-name="gr5" draw:text-style-name="P1" draw:layer="layout" svg:x1="4.877cm" svg:y1="23.688cm" svg:x2="5.877cm" svg:y2="23.688cm">
          <text:p/>
        </draw:line>
        <draw:custom-shape draw:style-name="gr6" draw:text-style-name="P1" draw:layer="layout" svg:width="1cm" svg:height="3cm" svg:x="2cm" svg:y="17.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7cm" svg:height="2.75cm" svg:x="2cm" svg:y="1.5cm">
          <draw:text-box>
            <text:p text:style-name="P3"><text:span text:style-name="T2">Laico SmartSpa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ales </meta:initial-creator>
    <meta:creation-date>2011-06-25T15:13:24</meta:creation-date>
    <dc:date>2011-06-25T15:22:22</dc:date>
    <dc:creator>Tales </dc:creator>
    <meta:editing-duration>PT00H09M01S</meta:editing-duration>
    <meta:editing-cycles>1</meta:editing-cycles>
    <meta:generator>OpenOffice.org/3.2$Linux OpenOffice.org_project/320m19$Build-9505</meta:generator>
    <meta:document-statistic meta:object-count="11"/>
  </office:meta>
</office:document-meta>
</file>